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aa53f" officeooo:paragraph-rsid="001aa53f"/>
    </style:style>
    <style:style style:name="P2" style:family="paragraph" style:parent-style-name="Standard">
      <style:text-properties officeooo:rsid="001aa53f" officeooo:paragraph-rsid="0048be5f"/>
    </style:style>
    <style:style style:name="P3" style:family="paragraph" style:parent-style-name="Standard">
      <style:text-properties fo:color="#ff0000" officeooo:rsid="001aa53f" officeooo:paragraph-rsid="001aa53f"/>
    </style:style>
    <style:style style:name="P4" style:family="paragraph" style:parent-style-name="Standard">
      <style:text-properties fo:color="#ff0000" officeooo:rsid="001aa53f" officeooo:paragraph-rsid="00256822"/>
    </style:style>
    <style:style style:name="P5" style:family="paragraph" style:parent-style-name="Standard">
      <style:text-properties fo:color="#ff0000" officeooo:rsid="001aa53f" officeooo:paragraph-rsid="00412649"/>
    </style:style>
    <style:style style:name="P6" style:family="paragraph" style:parent-style-name="Standard">
      <style:text-properties fo:color="#ff0000" officeooo:rsid="001eea8c" officeooo:paragraph-rsid="001eea8c"/>
    </style:style>
    <style:style style:name="P7" style:family="paragraph" style:parent-style-name="Standard">
      <style:text-properties fo:color="#ff0000" fo:font-weight="bold" officeooo:rsid="001aa53f" officeooo:paragraph-rsid="0025b7bc" style:font-weight-asian="bold" style:font-weight-complex="bold"/>
    </style:style>
    <style:style style:name="P8" style:family="paragraph" style:parent-style-name="Standard">
      <style:text-properties fo:color="#ff0000" fo:font-weight="bold" officeooo:rsid="001aa53f" officeooo:paragraph-rsid="002a94bb" style:font-weight-asian="bold" style:font-weight-complex="bold"/>
    </style:style>
    <style:style style:name="P9" style:family="paragraph" style:parent-style-name="Standard">
      <style:text-properties fo:color="#ff0000" fo:font-weight="bold" officeooo:rsid="001aa53f" officeooo:paragraph-rsid="00412649" style:font-weight-asian="bold" style:font-weight-complex="bold"/>
    </style:style>
    <style:style style:name="P10" style:family="paragraph" style:parent-style-name="Standard">
      <style:text-properties fo:color="#ff0000" fo:font-weight="bold" officeooo:rsid="001aa53f" officeooo:paragraph-rsid="0044efb6" style:font-weight-asian="bold" style:font-weight-complex="bold"/>
    </style:style>
    <style:style style:name="P11" style:family="paragraph" style:parent-style-name="Standard">
      <style:text-properties fo:color="#ff0000" fo:font-weight="normal" officeooo:rsid="001aa53f" officeooo:paragraph-rsid="00330e7c" style:font-weight-asian="normal" style:font-weight-complex="normal"/>
    </style:style>
    <style:style style:name="P12" style:family="paragraph" style:parent-style-name="Standard">
      <style:text-properties fo:color="#ff0000" fo:font-weight="normal" officeooo:rsid="001aa53f" officeooo:paragraph-rsid="0044efb6" style:font-weight-asian="normal" style:font-weight-complex="normal"/>
    </style:style>
    <style:style style:name="P13" style:family="paragraph" style:parent-style-name="Standard">
      <style:text-properties fo:color="#0000ff" officeooo:rsid="001aa53f" officeooo:paragraph-rsid="001aa53f"/>
    </style:style>
    <style:style style:name="P14" style:family="paragraph" style:parent-style-name="Standard">
      <style:text-properties fo:color="#0000ff" officeooo:rsid="001aa53f" officeooo:paragraph-rsid="001eea8c"/>
    </style:style>
    <style:style style:name="P15" style:family="paragraph" style:parent-style-name="Standard">
      <style:text-properties fo:color="#0000ff" officeooo:rsid="001aa53f" officeooo:paragraph-rsid="002125c4"/>
    </style:style>
    <style:style style:name="P16" style:family="paragraph" style:parent-style-name="Standard">
      <style:text-properties fo:color="#0000ff" officeooo:rsid="001aa53f" officeooo:paragraph-rsid="0023b5ea"/>
    </style:style>
    <style:style style:name="P17" style:family="paragraph" style:parent-style-name="Standard">
      <style:text-properties fo:color="#0000ff" officeooo:rsid="001aa53f" officeooo:paragraph-rsid="00290a79"/>
    </style:style>
    <style:style style:name="P18" style:family="paragraph" style:parent-style-name="Standard">
      <style:text-properties fo:color="#0000ff" officeooo:rsid="001aa53f" officeooo:paragraph-rsid="002b96ec"/>
    </style:style>
    <style:style style:name="P19" style:family="paragraph" style:parent-style-name="Standard">
      <style:text-properties fo:color="#0000ff" officeooo:rsid="001aa53f" officeooo:paragraph-rsid="00389cd7"/>
    </style:style>
    <style:style style:name="P20" style:family="paragraph" style:parent-style-name="Standard">
      <style:text-properties fo:color="#0000ff" officeooo:rsid="001aa53f" officeooo:paragraph-rsid="003e0fa6"/>
    </style:style>
    <style:style style:name="P21" style:family="paragraph" style:parent-style-name="Standard">
      <style:text-properties fo:color="#0000ff" officeooo:rsid="001aa53f" officeooo:paragraph-rsid="00412649"/>
    </style:style>
    <style:style style:name="P22" style:family="paragraph" style:parent-style-name="Standard">
      <style:text-properties fo:color="#0000ff" officeooo:rsid="001aa53f" officeooo:paragraph-rsid="0041c54a"/>
    </style:style>
    <style:style style:name="P23" style:family="paragraph" style:parent-style-name="Standard">
      <style:text-properties fo:color="#0000ff" officeooo:rsid="001aa53f" officeooo:paragraph-rsid="004389d8"/>
    </style:style>
    <style:style style:name="P24" style:family="paragraph" style:parent-style-name="Standard">
      <style:text-properties fo:color="#0000ff" officeooo:rsid="001aa53f" officeooo:paragraph-rsid="0046d671"/>
    </style:style>
    <style:style style:name="P25" style:family="paragraph" style:parent-style-name="Standard">
      <style:text-properties fo:color="#0000ff" officeooo:rsid="001aa53f" officeooo:paragraph-rsid="0047f048"/>
    </style:style>
    <style:style style:name="P26" style:family="paragraph" style:parent-style-name="Standard">
      <style:text-properties fo:color="#0000ff" officeooo:rsid="001eea8c" officeooo:paragraph-rsid="00271548"/>
    </style:style>
    <style:style style:name="P27" style:family="paragraph" style:parent-style-name="Standard">
      <style:text-properties fo:color="#0000ff" fo:font-weight="bold" officeooo:rsid="001aa53f" officeooo:paragraph-rsid="001aa53f" style:font-weight-asian="bold" style:font-weight-complex="bold"/>
    </style:style>
    <style:style style:name="P28" style:family="paragraph" style:parent-style-name="Standard">
      <style:text-properties fo:color="#0000ff" fo:font-weight="bold" officeooo:rsid="001aa53f" officeooo:paragraph-rsid="00369f39" style:font-weight-asian="bold" style:font-weight-complex="bold"/>
    </style:style>
    <style:style style:name="P29" style:family="paragraph" style:parent-style-name="Standard">
      <style:text-properties fo:color="#0000ff" fo:font-weight="bold" officeooo:rsid="001aa53f" officeooo:paragraph-rsid="003c58fb" style:font-weight-asian="bold" style:font-weight-complex="bold"/>
    </style:style>
    <style:style style:name="P30" style:family="paragraph" style:parent-style-name="Standard">
      <style:text-properties fo:color="#0000ff" fo:font-weight="normal" officeooo:rsid="001aa53f" officeooo:paragraph-rsid="00369f39" style:font-weight-asian="normal" style:font-weight-complex="normal"/>
    </style:style>
    <style:style style:name="P31" style:family="paragraph" style:parent-style-name="Standard">
      <style:text-properties fo:color="#0000ff" fo:font-weight="normal" officeooo:rsid="001aa53f" officeooo:paragraph-rsid="003d2091" style:font-weight-asian="normal" style:font-weight-complex="normal"/>
    </style:style>
    <style:style style:name="P32" style:family="paragraph" style:parent-style-name="Standard">
      <style:text-properties fo:color="#008000" officeooo:rsid="001aa53f" officeooo:paragraph-rsid="001aa53f"/>
    </style:style>
    <style:style style:name="P33" style:family="paragraph" style:parent-style-name="Standard">
      <style:text-properties fo:color="#008000" officeooo:rsid="001aa53f" officeooo:paragraph-rsid="004389d8"/>
    </style:style>
    <style:style style:name="T1" style:family="text">
      <style:text-properties officeooo:rsid="001b2fb3"/>
    </style:style>
    <style:style style:name="T2" style:family="text">
      <style:text-properties officeooo:rsid="001eea8c"/>
    </style:style>
    <style:style style:name="T3" style:family="text">
      <style:text-properties officeooo:rsid="0020b194"/>
    </style:style>
    <style:style style:name="T4" style:family="text">
      <style:text-properties officeooo:rsid="002125c4"/>
    </style:style>
    <style:style style:name="T5" style:family="text">
      <style:text-properties officeooo:rsid="0023b5ea"/>
    </style:style>
    <style:style style:name="T6" style:family="text">
      <style:text-properties fo:color="#008000"/>
    </style:style>
    <style:style style:name="T7" style:family="text">
      <style:text-properties officeooo:rsid="00264527"/>
    </style:style>
    <style:style style:name="T8" style:family="text">
      <style:text-properties officeooo:rsid="002890f8"/>
    </style:style>
    <style:style style:name="T9" style:family="text">
      <style:text-properties officeooo:rsid="002a94bb"/>
    </style:style>
    <style:style style:name="T10" style:family="text">
      <style:text-properties officeooo:rsid="002b96ec"/>
    </style:style>
    <style:style style:name="T11" style:family="text">
      <style:text-properties officeooo:rsid="002e54bb"/>
    </style:style>
    <style:style style:name="T12" style:family="text">
      <style:text-properties officeooo:rsid="002f17a7"/>
    </style:style>
    <style:style style:name="T13" style:family="text">
      <style:text-properties officeooo:rsid="00320f96"/>
    </style:style>
    <style:style style:name="T14" style:family="text">
      <style:text-properties officeooo:rsid="00330e7c"/>
    </style:style>
    <style:style style:name="T15" style:family="text">
      <style:text-properties officeooo:rsid="00338388"/>
    </style:style>
    <style:style style:name="T16" style:family="text">
      <style:text-properties officeooo:rsid="0033d75c"/>
    </style:style>
    <style:style style:name="T17" style:family="text">
      <style:text-properties officeooo:rsid="0034209b"/>
    </style:style>
    <style:style style:name="T18" style:family="text">
      <style:text-properties officeooo:rsid="00369f39"/>
    </style:style>
    <style:style style:name="T19" style:family="text">
      <style:text-properties officeooo:rsid="00389cd7"/>
    </style:style>
    <style:style style:name="T20" style:family="text">
      <style:text-properties officeooo:rsid="003a93f1"/>
    </style:style>
    <style:style style:name="T21" style:family="text">
      <style:text-properties officeooo:rsid="003c58fb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03c58fb" style:font-style-asian="italic" style:font-style-complex="italic"/>
    </style:style>
    <style:style style:name="T24" style:family="text">
      <style:text-properties officeooo:rsid="003cea0d"/>
    </style:style>
    <style:style style:name="T25" style:family="text">
      <style:text-properties officeooo:rsid="003d2091"/>
    </style:style>
    <style:style style:name="T26" style:family="text">
      <style:text-properties officeooo:rsid="003e0fa6"/>
    </style:style>
    <style:style style:name="T27" style:family="text">
      <style:text-properties officeooo:rsid="003f398e"/>
    </style:style>
    <style:style style:name="T28" style:family="text">
      <style:text-properties officeooo:rsid="00412649"/>
    </style:style>
    <style:style style:name="T29" style:family="text">
      <style:text-properties officeooo:rsid="0041c54a"/>
    </style:style>
    <style:style style:name="T30" style:family="text">
      <style:text-properties officeooo:rsid="00424991"/>
    </style:style>
    <style:style style:name="T31" style:family="text">
      <style:text-properties officeooo:rsid="004389d8"/>
    </style:style>
    <style:style style:name="T32" style:family="text">
      <style:text-properties officeooo:rsid="0044efb6"/>
    </style:style>
    <style:style style:name="T33" style:family="text">
      <style:text-properties officeooo:rsid="00463f95"/>
    </style:style>
    <style:style style:name="T34" style:family="text">
      <style:text-properties officeooo:rsid="0046d671"/>
    </style:style>
    <style:style style:name="T35" style:family="text">
      <style:text-properties officeooo:rsid="0047f04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; adapted from a sample found on http://wiki.superfamicom.org</text:p>
      <text:p text:style-name="P1"/>
      <text:p text:style-name="P1">.include "header.inc"</text:p>
      <text:p text:style-name="P1">.include "initsnes.asm"</text:p>
      <text:p text:style-name="P1"/>
      <text:p text:style-name="P1">.macro ConvertX</text:p>
      <text:p text:style-name="P1">; Data in: our coord in A</text:p>
      <text:p text:style-name="P1">; Data out: SNES scroll data in C (the 16 bit A)</text:p>
      <text:p text:style-name="P1">.rept 5</text:p>
      <text:p text:style-name="P1">asl a<text:tab/><text:tab/>; multiply A by 32</text:p>
      <text:p text:style-name="P1">.endr</text:p>
      <text:p text:style-name="P1">rep #%00100000<text:tab/>; 16 bit A</text:p>
      <text:p text:style-name="P1">eor #$FFFF<text:tab/>; this will do A=1-A</text:p>
      <text:p text:style-name="P1">inc a<text:tab/><text:tab/>; A=A+1</text:p>
      <text:p text:style-name="P1">sep #%00100000<text:tab/>; 8 bit A</text:p>
      <text:p text:style-name="P1">.endm</text:p>
      <text:p text:style-name="P1"/>
      <text:p text:style-name="P1">.macro ConvertY</text:p>
      <text:p text:style-name="P1">; Data in: our coord in A</text:p>
      <text:p text:style-name="P1">; Data out: SNES scroll data in C (the 16 bit A)</text:p>
      <text:p text:style-name="P1">.rept 5</text:p>
      <text:p text:style-name="P1">asl a<text:tab/><text:tab/>; multiply A by 32</text:p>
      <text:p text:style-name="P1">.endr</text:p>
      <text:p text:style-name="P1">rep #%00100000<text:tab/>; 16 bit A</text:p>
      <text:p text:style-name="P1">eor #$FFFF<text:tab/>; this will do A=1-A</text:p>
      <text:p text:style-name="P1">sep #%00100000<text:tab/>; 8 bit A</text:p>
      <text:p text:style-name="P1">.endm</text:p>
      <text:p text:style-name="P1"/>
      <text:p text:style-name="P1">.bank 0 slot 0</text:p>
      <text:p text:style-name="P1">.org 0</text:p>
      <text:p text:style-name="P1">.section "Vblank"</text:p>
      <text:p text:style-name="P1">;--------------------------------------</text:p>
      <text:p text:style-name="P1">VBlank:</text:p>
      <text:p text:style-name="P1">lda $4212<text:tab/>; get joypad status</text:p>
      <text:p text:style-name="P1">and #%00000001<text:tab/>; if joy is not ready</text:p>
      <text:p text:style-name="P1">bne VBlank<text:tab/>; wait</text:p>
      <text:p text:style-name="P1">lda $4219<text:tab/>; read joypad (BYSTudlr)</text:p>
      <text:p text:style-name="P1">sta $0201<text:tab/>; store it</text:p>
      <text:p text:style-name="P1">cmp $0200<text:tab/>; compare it with the previous</text:p>
      <text:p text:style-name="P1">bne +<text:tab/><text:tab/>; if not equal, go</text:p>
      <text:p text:style-name="P1">rti<text:tab/><text:tab/> <text:s text:c="3"/>; if it's equal, then return</text:p>
      <text:p text:style-name="P1"/>
      <text:p text:style-name="P1">+ sta $0200<text:tab/>; store</text:p>
      <text:p text:style-name="P1">and #%00010000<text:tab/>; get the start button</text:p>
      <text:p text:style-name="P1"><text:tab/><text:tab/>; this will be the delete key</text:p>
      <text:p text:style-name="P1">beq +<text:tab/><text:tab/>; if it's 0, we don't have to delete</text:p>
      <text:p text:style-name="P1">ldx #$0000</text:p>
      <text:p text:style-name="P1">- stz $0000,x<text:tab/>; delete addresses $0000 to $0008</text:p>
      <text:p text:style-name="P1">inx</text:p>
      <text:p text:style-name="P1">cpx #$09<text:tab/>; this is 9. Guess why (homework : ) )</text:p>
      <text:p text:style-name="P1">bne -</text:p>
      <text:p text:style-name="P1">stz $0100<text:tab/>; delete the scroll</text:p>
      <text:p text:style-name="P1"><text:soft-page-break/>stz $0101<text:tab/>; data also</text:p>
      <text:p text:style-name="P1"/>
      <text:p text:style-name="P1">+ lda $0201<text:tab/>; get back the temp value</text:p>
      <text:p text:style-name="P1">and #%11000000<text:tab/>; Care only about B and Y</text:p>
      <text:p text:style-name="P1">beq +<text:tab/><text:tab/>; if empty, skip this</text:p>
      <text:p text:style-name="P1">; so, B or Y is pressed. Let's say B is O,</text:p>
      <text:p text:style-name="P1">; and Y is X.</text:p>
      <text:p text:style-name="P1">cmp #%11000000<text:tab/>; both are pressed?</text:p>
      <text:p text:style-name="P1">beq +<text:tab/><text:tab/>; then don't do anything</text:p>
      <text:p text:style-name="P1">cmp #%10000000<text:tab/>; B?</text:p>
      <text:p text:style-name="P1">bne ++<text:tab/><text:tab/>; no, try Y</text:p>
      <text:p text:style-name="P1">; B is pressed, write an O ($08)</text:p>
      <text:p text:style-name="P1">; we have to tell the cursor position,</text:p>
      <text:p text:style-name="P1">; and calculate an address from that</text:p>
      <text:p text:style-name="P1">; Formula: Address=3*Y+X</text:p>
      <text:p text:style-name="P1">lda $0101<text:tab/>; get Y</text:p>
      <text:p text:style-name="P1">sta $0202<text:tab/>; put it to a temp value</text:p>
      <text:p text:style-name="P1">clc</text:p>
      <text:p text:style-name="P1">adc $0202<text:tab/>; multiply by 3 - an easy way</text:p>
      <text:p text:style-name="P1">adc $0202<text:tab/>; A*3=A+A+A : )</text:p>
      <text:p text:style-name="P1">adc $0100<text:tab/>; add X</text:p>
      <text:p text:style-name="P1">; Now A contains our address</text:p>
      <text:p text:style-name="P1">ldx #$0000<text:tab/>; be on the safe side</text:p>
      <text:p text:style-name="P1">tax</text:p>
      <text:p text:style-name="P1">lda #$08</text:p>
      <text:p text:style-name="P1">sta $0000,x<text:tab/>; put $08 to the good address</text:p>
      <text:p text:style-name="P1">jmp +<text:tab/><text:tab/>; done with this</text:p>
      <text:p text:style-name="P1"/>
      <text:p text:style-name="P1">++<text:tab/><text:tab/>; now for Y</text:p>
      <text:p text:style-name="P1">cmp #%01000000<text:tab/>; Y?</text:p>
      <text:p text:style-name="P1">bne +<text:tab/><text:tab/>; no, jump forward (this should not happen)</text:p>
      <text:p text:style-name="P1">; Y is pressed, write an X ($0A)</text:p>
      <text:p text:style-name="P1">lda $0101<text:tab/>; get Y</text:p>
      <text:p text:style-name="P1">sta $0202<text:tab/>; put it to a temp value</text:p>
      <text:p text:style-name="P1">clc</text:p>
      <text:p text:style-name="P1">adc $0202<text:tab/>; multiply by 3 - an easy way</text:p>
      <text:p text:style-name="P1">adc $0202<text:tab/>; A*3=A+A+A : )</text:p>
      <text:p text:style-name="P1">adc $0100<text:tab/>; add X</text:p>
      <text:p text:style-name="P1">; Now A contains our address</text:p>
      <text:p text:style-name="P1">ldx #$0000<text:tab/>; be on the safe side</text:p>
      <text:p text:style-name="P1">tax</text:p>
      <text:p text:style-name="P1">lda #$0A</text:p>
      <text:p text:style-name="P1">sta $0000,x<text:tab/>; put $0A to the good address</text:p>
      <text:p text:style-name="P1">+<text:tab/><text:tab/>; finished putting tiles</text:p>
      <text:p text:style-name="P1"/>
      <text:p text:style-name="P1">; cursor moving comes now</text:p>
      <text:p text:style-name="P1">lda $0201<text:tab/>; get control</text:p>
      <text:p text:style-name="P1">and #%00001111<text:tab/>; care about directions</text:p>
      <text:p text:style-name="P1">sta $0201<text:tab/>; store this</text:p>
      <text:p text:style-name="P1"/>
      <text:p text:style-name="P1">cmp #%00001000<text:tab/>; up?</text:p>
      <text:p text:style-name="P1">bne +<text:tab/><text:tab/>; if not, skip</text:p>
      <text:p text:style-name="P1"><text:soft-page-break/>lda $0101<text:tab/>; get scroll Y</text:p>
      <text:p text:style-name="P1">cmp #$00<text:tab/>; if on the top,</text:p>
      <text:p text:style-name="P1">beq +<text:tab/><text:tab/>; don't do anything</text:p>
      <text:p text:style-name="P1">dec $0101<text:tab/>; sub 1 from Y</text:p>
      <text:p text:style-name="P1">+</text:p>
      <text:p text:style-name="P1"/>
      <text:p text:style-name="P1">lda $0201<text:tab/>; get control</text:p>
      <text:p text:style-name="P1">cmp #%00000100<text:tab/>; down?</text:p>
      <text:p text:style-name="P1">bne +<text:tab/><text:tab/>; if not, skip</text:p>
      <text:p text:style-name="P1">lda $0101</text:p>
      <text:p text:style-name="P1">cmp #$02<text:tab/>; if on the bottom,</text:p>
      <text:p text:style-name="P1">beq +<text:tab/><text:tab/>; don't do anything</text:p>
      <text:p text:style-name="P1">inc $0101<text:tab/>; add 1 to Y</text:p>
      <text:p text:style-name="P1">+</text:p>
      <text:p text:style-name="P1"/>
      <text:p text:style-name="P1">lda $0201<text:tab/>; get control</text:p>
      <text:p text:style-name="P1">cmp #%00000010<text:tab/>; left?</text:p>
      <text:p text:style-name="P1">bne +<text:tab/><text:tab/>; if not, skip</text:p>
      <text:p text:style-name="P1">lda $0100</text:p>
      <text:p text:style-name="P1">cmp #$00<text:tab/>; if on the left,</text:p>
      <text:p text:style-name="P1">beq +<text:tab/><text:tab/>; don't do anything</text:p>
      <text:p text:style-name="P1">dec $0100<text:tab/>; sub 1 from X</text:p>
      <text:p text:style-name="P1">+</text:p>
      <text:p text:style-name="P1"/>
      <text:p text:style-name="P1">lda $0201<text:tab/>; get control</text:p>
      <text:p text:style-name="P1">cmp #%00000001<text:tab/>; right?</text:p>
      <text:p text:style-name="P1">bne +<text:tab/><text:tab/>; if not, skip</text:p>
      <text:p text:style-name="P1">lda $0100</text:p>
      <text:p text:style-name="P1">cmp #$02<text:tab/>; if on the right,</text:p>
      <text:p text:style-name="P1">beq +<text:tab/><text:tab/>; don't do anything</text:p>
      <text:p text:style-name="P1">inc $0100<text:tab/>; add 1 to X</text:p>
      <text:p text:style-name="P1">+</text:p>
      <text:p text:style-name="P1">rti<text:tab/><text:tab/>; F|NisH3D!</text:p>
      <text:p text:style-name="P1">;--------------------------------------</text:p>
      <text:p text:style-name="P1">.ends</text:p>
      <text:p text:style-name="P1"/>
      <text:p text:style-name="P27">; <text:span text:style-name="T11">Palette 1 nach CGRAM kopieren:</text:span></text:p>
      <text:p text:style-name="P13">; <text:span text:style-name="T1">Dieser Code ist der Einstiegspunkt ins Programm.. </text:span></text:p>
      <text:p text:style-name="P13">; <text:span text:style-name="T1">Hier wird A als 8 Bit Register und X/Y als 16 Bit Register verwendet.</text:span></text:p>
      <text:p text:style-name="P13">; <text:span text:style-name="T1">Das CGRAM- Adress-Register $2121 zeigt wegen dem Code in InitSNES schon auf Adresse 0.</text:span></text:p>
      <text:p text:style-name="P13">; <text:span text:style-name="T2">$2121 ist also ein Zeiger in den CG-RAM und er zeigt auf 0. </text:span></text:p>
      <text:p text:style-name="P13">; <text:span text:style-name="T1">Mit einem STA an das CG-RAM-Schreibe-Register $2122 werden 8 Farben aus der Datei tiles.inc</text:span></text:p>
      <text:p text:style-name="P14">; <text:span text:style-name="T1">in den Farbspeicher (CGRAM) an Adresse 0, 1, ... 7 übertragen. Bei einem Schreiben an $2122 <text:s text:c="2"/></text:span></text:p>
      <text:p text:style-name="P14"><text:span text:style-name="T1">; wird das Adress-Register automatisch erhöht. Es ist also kein 65x Opcode notwendig.</text:span></text:p>
      <text:p text:style-name="P32">.bank 0 slot 0</text:p>
      <text:p text:style-name="P32">.org 0</text:p>
      <text:p text:style-name="P32">.section "Main"</text:p>
      <text:p text:style-name="P32">;--------------------------------------</text:p>
      <text:p text:style-name="P32">Start:</text:p>
      <text:p text:style-name="P32"><text:s/>InitSNES</text:p>
      <text:p text:style-name="P32">rep #%00010000<text:tab/>;16 bit xy</text:p>
      <text:p text:style-name="P32">sep #%00100000<text:tab/>;8 bit ab</text:p>
      <text:p text:style-name="P32"><text:soft-page-break/></text:p>
      <text:p text:style-name="P32">ldx #$0000</text:p>
      <text:p text:style-name="P32">- lda UntitledPalette.l,x</text:p>
      <text:p text:style-name="P32">sta $2122</text:p>
      <text:p text:style-name="P32">inx</text:p>
      <text:p text:style-name="P32">cpx #8</text:p>
      <text:p text:style-name="P32">bne -</text:p>
      <text:p text:style-name="P3"/>
      <text:p text:style-name="P27">; <text:span text:style-name="T11">Palette 2 nach CGRAM kopieren:</text:span></text:p>
      <text:p text:style-name="P13">; <text:span text:style-name="T2">Auch hier werden Farben in den Farbspeicher geladen. Diesmal jedoch nicht an Adresse </text:span></text:p>
      <text:p text:style-name="P26">; 0, ...7 sondern an Adresse 33 und 34. <text:s/><text:span text:style-name="T7">Eine Farbe besteht übrigens aus 2 Byte. Hier wird also nur </text:span></text:p>
      <text:p text:style-name="P26"><text:span text:style-name="T7">; eine Farbe kopiert (aus Palette2)</text:span></text:p>
      <text:p text:style-name="P7">; <text:span text:style-name="T4">TODO: </text:span>lda #33<text:span text:style-name="T4"> verstehen.</text:span> </text:p>
      <text:p text:style-name="P6">; <text:span text:style-name="T3">Meine Theorie: An Adresse 32 liegt 00, was die Hintergrundfarbe für <text:s/>den zweiten Hintergrund ist.</text:span></text:p>
      <text:p text:style-name="P32">;I'll explain this later</text:p>
      <text:p text:style-name="P32">;We'll have two palettes, only one color is needed for the second:</text:p>
      <text:p text:style-name="P32">lda #33<text:tab/><text:tab/>;The color we need is the 33rd</text:p>
      <text:p text:style-name="P32">sta $2121</text:p>
      <text:p text:style-name="P32">lda.l Palette2</text:p>
      <text:p text:style-name="P32">sta $2122</text:p>
      <text:p text:style-name="P32">lda.l Palette2+1</text:p>
      <text:p text:style-name="P32">sta $2122</text:p>
      <text:p text:style-name="P32"/>
      <text:p text:style-name="P27">; <text:span text:style-name="T12">Grafiken/Tiles nach VRAM kopieren:</text:span></text:p>
      <text:p text:style-name="P15">; <text:span text:style-name="T4">Die Pixel werden hier nicht durch direktes schreiben in den VRAM übertragen (was auch ginge), </text:span></text:p>
      <text:p text:style-name="P15"><text:span text:style-name="T4">; sondern wie DMA. Deshalb sieht der Code hier etwas anders aus. Die DMA-Register $4302,</text:span></text:p>
      <text:p text:style-name="P18"><text:span text:style-name="T4">; $4303 und $4304 speichern die 3 Byte (24 Bit) A-BUS-Adresse von der gelesen wird. In unserem </text:span></text:p>
      <text:p text:style-name="P18"><text:span text:style-name="T4">; Fall </text:span><text:s/><text:span text:style-name="T4">die Symbolische Adresse </text:span>UntitledData. <text:span text:style-name="T18">Dort liegen die Grafiken.</text:span></text:p>
      <text:p text:style-name="P16">; <text:span text:style-name="T5">Das DMA-Register $4305 und $4306 enthält eine Zahl: Die Anzahl von Bytes die übertragen </text:span></text:p>
      <text:p text:style-name="P16"><text:span text:style-name="T5">; werden. Befinden sich also mehr Tiles an der Adresse </text:span>UntitledData, <text:span text:style-name="T5">so muss die Zahl in Y </text:span></text:p>
      <text:p text:style-name="P16">; <text:span text:style-name="T5">erhöht werden!</text:span></text:p>
      <text:p text:style-name="P17">; <text:span text:style-name="T8">Die Bits im DMA-Register $4300 beschrieben den Übertragungsmodus. </text:span></text:p>
      <text:p text:style-name="P17"><text:span text:style-name="T8">; In unserem Fall </text:span>lda #%00000001</text:p>
      <text:p text:style-name="P16">; <text:span text:style-name="T8">Bit 7: bei 0 A to B (bei 1 wäre es umgekehrt)</text:span></text:p>
      <text:p text:style-name="P16">; <text:span text:style-name="T8">Bit 3-4: bei 00 Autoinkrement der Adresse. (bei 10 wäre es Dekrement)</text:span></text:p>
      <text:p text:style-name="P16">; <text:span text:style-name="T8">Bit 0-2: bei 001 2 Bytes zu 2 Bytes (Es werden also immer 2 Bytes übertragen)</text:span></text:p>
      <text:p text:style-name="P16">; <text:span text:style-name="T9">Erklärung: in CGRAM und OAM sind die Speicherstellen 16 Bit! </text:span></text:p>
      <text:p text:style-name="P16">; <text:span text:style-name="T9">Im „Normalen Speicher“ und VRAM 8 Bit</text:span></text:p>
      <text:p text:style-name="P16">: <text:span text:style-name="T10">Das DMA-Register $4301 setzt die Adresse für den (8 Bit) B-BUS. Also in unserem Fall</text:span></text:p>
      <text:p text:style-name="P16">; <text:span text:style-name="T19">das wir die Grafiken in den VRAM speichern wollen. Das ist NICHT die Adresse, sondern die </text:span></text:p>
      <text:p text:style-name="P16">; <text:span text:style-name="T13">Adresse des VRAM-Write Registers $2118. d.h wir schreiben eine 18!</text:span></text:p>
      <text:p text:style-name="P16">; <text:span text:style-name="T15">Die eigentliche Adresse landet im V-RAM-Adress-Register $2116.</text:span></text:p>
      <text:p text:style-name="P16">; <text:span text:style-name="T16">Nachdem alles eingestellt ist startet das schreiben an $420B den Vorgang mit Channel 0.</text:span></text:p>
      <text:p text:style-name="P16">; <text:span text:style-name="T16">(Wir haben die ganze Zeit nur mit Channel 0 (es gibt 8) gearbeitet)</text:span></text:p>
      <text:p text:style-name="P19">; lda #%00000001:<text:span text:style-name="T6"> </text:span><text:span text:style-name="T17">Das oberste bit ist Channel 7 … das unterste Channel 0</text:span></text:p>
      <text:p text:style-name="P7">; <text:span text:style-name="T4">TODO: <text:s/></text:span>lda #:UntitledData <text:span text:style-name="T4">verstehen.</text:span> </text:p>
      <text:p text:style-name="P4"><text:span text:style-name="T4">; Meine Theorie: Die Syntax mit dem Doppelpunkt schnappt <text:s/>sich irgendwie die obersten Bytes der </text:span></text:p>
      <text:p text:style-name="P4"><text:span text:style-name="T4">; Adresse und packt sie in A. Die untern beiden sind schon in X.</text:span></text:p>
      <text:p text:style-name="P8">; <text:span text:style-name="T9">TODO: </text:span>$211[89]: <text:span text:style-name="T9">Kommentar verstehen</text:span></text:p>
      <text:p text:style-name="P11">; <text:span text:style-name="T14">Meine Theorie: bezieht sich auf $2118 und $2119. Das sind die VRAM-Write und VRAM-</text:span></text:p>
      <text:p text:style-name="P11"><text:span text:style-name="T14">; Read Register.</text:span></text:p>
      <text:p text:style-name="P32">ldx #UntitledData<text:tab/>; Address</text:p>
      <text:p text:style-name="P32"><text:soft-page-break/>lda #:UntitledData<text:tab/>; of UntitledData</text:p>
      <text:p text:style-name="P32">ldy #(15*16*2)<text:tab/>; length of data</text:p>
      <text:p text:style-name="P32">stx $4302<text:tab/>; write</text:p>
      <text:p text:style-name="P32">sta $4304<text:tab/>; address</text:p>
      <text:p text:style-name="P32">sty $4305<text:tab/>; and length</text:p>
      <text:p text:style-name="P32">lda #%00000001<text:tab/>; set this mode (transferring words)</text:p>
      <text:p text:style-name="P32">sta $4300</text:p>
      <text:p text:style-name="P32">lda #$18<text:tab/>; $211[89]: VRAM data write</text:p>
      <text:p text:style-name="P32">sta $4301<text:tab/>; set destination</text:p>
      <text:p text:style-name="P32">ldy #$0000<text:tab/>; Write to VRAM from $0000</text:p>
      <text:p text:style-name="P32">sty $2116</text:p>
      <text:p text:style-name="P32">lda #%00000001<text:tab/>; start DMA, channel 0</text:p>
      <text:p text:style-name="P32">sta $420B</text:p>
      <text:p text:style-name="P32"/>
      <text:p text:style-name="P28">; <text:span text:style-name="T18">TileMap im VRAM anlegen:</text:span></text:p>
      <text:p text:style-name="P30">; <text:span text:style-name="T18">Das hier wird wieder manuell (also ohne DMA gemacht). Die Map beschreibt für einen</text:span></text:p>
      <text:p text:style-name="P30">; <text:span text:style-name="T20">Hintergrund aus welchen Tiles er zusammen gesetzt ist. Tiles im BG heißen Characters.</text:span></text:p>
      <text:p text:style-name="P30">; <text:span text:style-name="T20">Das VRAM-Adress-Register $2116 wird hierbei auf $4000 gesetzt. </text:span></text:p>
      <text:p text:style-name="P30">; <text:span text:style-name="T20">Mit schreiben ins VRAM-Write Register $2118 (oder $2119) wird dann fortlaufend</text:span></text:p>
      <text:p text:style-name="P30">; <text:span text:style-name="T20">ab Adresse $4000 in den VRAM geschrieben. Hier werden nur die Nummern der Tiles</text:span></text:p>
      <text:p text:style-name="P30">; <text:span text:style-name="T20">angegeben. Später sagen wir dann dem SNES wo die Grafiken anfangen (wir haben sie im</text:span></text:p>
      <text:p text:style-name="P30">; <text:span text:style-name="T20">vorherigen abschnitt mit DMA ab Adresse 0 in den VRAm geschrieben. </text:span></text:p>
      <text:p text:style-name="P30">; <text:span text:style-name="T20">Die WLA-Assembler-Instruktionen .rep X wiederholen die Instruktionen in dem Block bis .endr</text:span></text:p>
      <text:p text:style-name="P31">; <text:span text:style-name="T25">Setzen des Wertes <text:s/></text:span>10000000 <text:span text:style-name="T25">an VMANIC Register $2115 erhöht automatisch die Adresse in</text:span></text:p>
      <text:p text:style-name="P31">; <text:span text:style-name="T25">$2116 um 1 wenn 2 Byte geschrieben wurden.</text:span></text:p>
      <text:p text:style-name="P32">lda #%10000000<text:tab/>; VRAM writing mode</text:p>
      <text:p text:style-name="P32">sta $2115</text:p>
      <text:p text:style-name="P32">ldx #$4000<text:tab/>; write to vram</text:p>
      <text:p text:style-name="P32">stx $2116<text:tab/>; from $4000</text:p>
      <text:p text:style-name="P1"/>
      <text:p text:style-name="P32">;ugly code starts here - it writes the # shape I mentioned before.</text:p>
      <text:p text:style-name="P32">.rept 2</text:p>
      <text:p text:style-name="P32"><text:s text:c="3"/>;X|X|X</text:p>
      <text:p text:style-name="P32"><text:s text:c="3"/>.rept 2</text:p>
      <text:p text:style-name="P32"><text:s text:c="5"/>ldx #$0000<text:tab/>; tile 0 ( )</text:p>
      <text:p text:style-name="P32"><text:s text:c="5"/>stx $2118</text:p>
      <text:p text:style-name="P32"><text:s text:c="5"/>ldx #$0002<text:tab/>; tile 2 (|)</text:p>
      <text:p text:style-name="P32"><text:s text:c="5"/>stx $2118</text:p>
      <text:p text:style-name="P32"><text:s text:c="3"/>.endr</text:p>
      <text:p text:style-name="P32"><text:s text:c="3"/>ldx #$0000</text:p>
      <text:p text:style-name="P32"><text:s text:c="3"/>stx $2118</text:p>
      <text:p text:style-name="P32"><text:s text:c="3"/>;first line finished, add BG's</text:p>
      <text:p text:style-name="P32"><text:s text:c="3"/>.rept 27</text:p>
      <text:p text:style-name="P32"><text:s text:c="5"/>stx $2118<text:tab/>; X=0</text:p>
      <text:p text:style-name="P32"><text:s text:c="3"/>.endr</text:p>
      <text:p text:style-name="P32"><text:s text:c="3"/>;beginning of 2nd line</text:p>
      <text:p text:style-name="P32"><text:s text:c="3"/>;-+-+-</text:p>
      <text:p text:style-name="P32"><text:s text:c="3"/>.rept 2</text:p>
      <text:p text:style-name="P32"><text:s text:c="5"/>ldx #$0004<text:tab/>; tile 4 (-)</text:p>
      <text:p text:style-name="P32"><text:s text:c="5"/>stx $2118</text:p>
      <text:p text:style-name="P32"><text:s text:c="5"/>ldx #$0006<text:tab/>; tile 6 (+)</text:p>
      <text:p text:style-name="P32"><text:s text:c="5"/>stx $2118</text:p>
      <text:p text:style-name="P32"><text:soft-page-break/><text:s text:c="3"/>.endr</text:p>
      <text:p text:style-name="P32"><text:s text:c="3"/>ldx #$0004<text:tab/>; tile 4 (-)</text:p>
      <text:p text:style-name="P32"><text:s text:c="3"/>stx $2118</text:p>
      <text:p text:style-name="P32"><text:s text:c="3"/>ldx #$0000</text:p>
      <text:p text:style-name="P32"><text:s text:c="3"/>.rept 27</text:p>
      <text:p text:style-name="P32"><text:s text:c="5"/>stx $2118</text:p>
      <text:p text:style-name="P32"><text:s text:c="3"/>.endr</text:p>
      <text:p text:style-name="P32">.endr</text:p>
      <text:p text:style-name="P32">.rept 2</text:p>
      <text:p text:style-name="P32"><text:s text:c="2"/>ldx #$0000<text:tab/>; tile 0 ( )</text:p>
      <text:p text:style-name="P32"><text:s text:c="2"/>stx $2118</text:p>
      <text:p text:style-name="P32"><text:s text:c="2"/>ldx #$0002<text:tab/>; tile 2 (|)</text:p>
      <text:p text:style-name="P32"><text:s text:c="2"/>stx $2118</text:p>
      <text:p text:style-name="P32">.endr</text:p>
      <text:p text:style-name="P29"/>
      <text:p text:style-name="P29">;<text:span text:style-name="T21">Zweite</text:span> <text:span text:style-name="T18">TileMap im VRAM anlegen:</text:span></text:p>
      <text:p text:style-name="P29"><text:span text:style-name="T22">; </text:span><text:span text:style-name="T23">Hier wird eine 1 Byte Tilemap ab Adresse $6000 angelegt.</text:span><text:span text:style-name="T21"> Das ist der Cursor.</text:span></text:p>
      <text:p text:style-name="P32">ldx #$6000<text:tab/>; BG2 will start here</text:p>
      <text:p text:style-name="P32">stx $2116</text:p>
      <text:p text:style-name="P32">ldx #$000C<text:tab/>; And will contain 1 tile</text:p>
      <text:p text:style-name="P32">stx $2118</text:p>
      <text:p text:style-name="P32"/>
      <text:p text:style-name="P27">; <text:span text:style-name="T24">Tile und Tilemap position dem SNES mitteilen:</text:span></text:p>
      <text:p text:style-name="P13">; <text:span text:style-name="T24">Farben, Tiles und Tilemap liegen im Speicher. Nun müssen wir einen Modus wählen und</text:span></text:p>
      <text:p text:style-name="P13">; <text:span text:style-name="T24">alles (je nach Modus) den Hintergründen zuweisen.</text:span></text:p>
      <text:p text:style-name="P20">; <text:span text:style-name="T26">Das Schrieben von </text:span>00110000 <text:span text:style-name="T26">an das BG-Mode Register $2105 setzt das SNES auf Mode 0 </text:span></text:p>
      <text:p text:style-name="P20">; <text:span text:style-name="T27">(es gibt 8 Modes) und die Charactes (Tiles) <text:s/>von BG 1 und BG 2 auf 16x16</text:span></text:p>
      <text:p text:style-name="P20">; <text:span text:style-name="T27">Bit 0-2: Mode</text:span></text:p>
      <text:p text:style-name="P20">; <text:span text:style-name="T27">Bit 4-7: BG1 – BG4 Tiles size (0=8x8, 1=16x16)</text:span></text:p>
      <text:p text:style-name="P21">; <text:span text:style-name="T28">Das BG1-Soruce Register $2107 wird auf <text:s/></text:span>01000000 <text:span text:style-name="T28">gestezt. Damit beginnt die Tilemap</text:span></text:p>
      <text:p text:style-name="P21"><text:span text:style-name="T28">; bei $4000 im VRAM. Werte werden mit 1000 multipliziert.</text:span></text:p>
      <text:p text:style-name="P21">; <text:span text:style-name="T28">Das BG2-Soruce Register $2107 wird auf <text:s/></text:span>01100000 <text:span text:style-name="T28">gesetzt. Damit beginnt die Tilemap</text:span></text:p>
      <text:p text:style-name="P21">; <text:span text:style-name="T28">bei $6000 im VRAM. Werte werden mit 1000 multipliziert.</text:span></text:p>
      <text:p text:style-name="P22">; <text:span text:style-name="T29">Das BG12-Name-Base-Address-Register wird auf 0 gesetzt. Dort soll nach den Tiles geschaut </text:span></text:p>
      <text:p text:style-name="P22"><text:span text:style-name="T29">; werden und dort haben wir die vorhin mit DMA auch hingeschrieben.</text:span></text:p>
      <text:p text:style-name="P22">; <text:span text:style-name="T30">Ein schreiben an das Though-Main Register $212C setzt Hintergrund BG1 und B2 auf Sichtbar</text:span></text:p>
      <text:p text:style-name="P22">: <text:span text:style-name="T30">Die Bits (von 0 nach 5): BG1, BG2, BG3, BG4, OBJ</text:span></text:p>
      <text:p text:style-name="P22">; <text:span text:style-name="T31">Das Register $210E bestimmt den V-Scroll Wert von B1 </text:span></text:p>
      <text:p text:style-name="P23">; <text:span text:style-name="T31">Das Register $2110 bestimmt den V-Scroll Wert von B2 </text:span></text:p>
      <text:p text:style-name="P23">; <text:span text:style-name="T33">Das INITDISP Register $2100 setzt die Helligkeit (bit0-3) und schaltet das Forced-Blanking aus</text:span></text:p>
      <text:p text:style-name="P9">; <text:span text:style-name="T28">TODO: ich komme hier nicht auf $4000 und $6000</text:span></text:p>
      <text:p text:style-name="P5">: <text:span text:style-name="T28">Theorie: Evtl nur hohen Bytes? Also 0100 = 4 und 0110=6 (passt nicht zum SNES manual)</text:span></text:p>
      <text:p text:style-name="P10">; <text:span text:style-name="T28">TODO: nicht ganz klar was die Scroll-Register exakt machen</text:span></text:p>
      <text:p text:style-name="P12">; <text:span text:style-name="T32">Theorie: Der Kursor wird durch Scrollen des ganzen BG2 bewegt. Evtl. beeinflusst der</text:span></text:p>
      <text:p text:style-name="P12">; <text:span text:style-name="T32">Wert hier die Richtung und weite der Bewegung? Vermutlich wird hier nur an der oberen</text:span></text:p>
      <text:p text:style-name="P12">; <text:span text:style-name="T35">linken Ecke ausgerichtet (das ist komplett geraten)</text:span></text:p>
      <text:p text:style-name="P32">;set up the screen</text:p>
      <text:p text:style-name="P32">lda #%00110000<text:tab/>; 16x16 tiles, mode 0</text:p>
      <text:p text:style-name="P32">sta $2105<text:tab/>; screen mode register</text:p>
      <text:p text:style-name="P32">lda #%01000000<text:tab/>; data starts from $4000</text:p>
      <text:p text:style-name="P32">sta $2107<text:tab/>; for BG1</text:p>
      <text:p text:style-name="P32">lda #%01100000<text:tab/>; and $6000</text:p>
      <text:p text:style-name="P32"><text:soft-page-break/>sta $2108<text:tab/>; for BG2</text:p>
      <text:p text:style-name="P1"><text:span text:style-name="T6">stz $210B<text:tab/>; BG1 and BG2 use the $0000 tiles</text:span></text:p>
      <text:p text:style-name="P32">lda #%00000011<text:tab/>; enable bg1&amp;2</text:p>
      <text:p text:style-name="P32">sta $212C</text:p>
      <text:p text:style-name="P1"/>
      <text:p text:style-name="P32">;The PPU doesn't process the top line, so we scroll down 1 line.</text:p>
      <text:p text:style-name="P32">rep #$20<text:tab/>; 16bit a</text:p>
      <text:p text:style-name="P32">lda #$07FF<text:tab/>; this is -1 for BG1</text:p>
      <text:p text:style-name="P32">sep #$20<text:tab/>; 8bit a</text:p>
      <text:p text:style-name="P32">sta $210E<text:tab/>; BG1 vert scroll</text:p>
      <text:p text:style-name="P32">xba</text:p>
      <text:p text:style-name="P32">sta $210E</text:p>
      <text:p text:style-name="P33">rep #$20<text:tab/>; 16bit a</text:p>
      <text:p text:style-name="P33">lda #$FFFF<text:tab/>; this is -1 for BG2</text:p>
      <text:p text:style-name="P32">sep #$20<text:tab/>; 8bit a</text:p>
      <text:p text:style-name="P32">sta $2110<text:tab/>; BG2 vert scroll</text:p>
      <text:p text:style-name="P32">xba</text:p>
      <text:p text:style-name="P32">sta $2110</text:p>
      <text:p text:style-name="P32">lda #%00001111<text:tab/>; enable screen, set brightness to 15</text:p>
      <text:p text:style-name="P32">sta $2100</text:p>
      <text:p text:style-name="P1"/>
      <text:p text:style-name="P1">lda #%10000001<text:tab/>; enable NMI and joypads</text:p>
      <text:p text:style-name="P1">sta $4200</text:p>
      <text:p text:style-name="P1"/>
      <text:p text:style-name="P24">; <text:span text:style-name="T34">Das ist die Hauptschleife. Alles hiervor in Main wird nur einmal gemacht. Das hier wiederholt </text:span></text:p>
      <text:p text:style-name="P25"><text:span text:style-name="T34">; sich. Mit Hilfe der Marco </text:span>ConvertX <text:span text:style-name="T35">und </text:span>Convert<text:span text:style-name="T35">Y wird hier der X/Y Wert aus dem WRAM </text:span></text:p>
      <text:p text:style-name="P25"><text:span text:style-name="T35">; gelesen (unser selbstgebauter Spielzustand) und der Hintergrund BG2 entsprechend verschoben.</text:span></text:p>
      <text:p text:style-name="P25">; <text:span text:style-name="T35">Es bewegt sich also NICHT die Grafik (der Cursor), sondern der gesamte Hintergrund!</text:span></text:p>
      <text:p text:style-name="P32">forever:</text:p>
      <text:p text:style-name="P1">wai</text:p>
      <text:p text:style-name="P32">rep #%00100000<text:tab/>; get 16 bit A</text:p>
      <text:p text:style-name="P32">lda #$0000<text:tab/><text:tab/>; empty it</text:p>
      <text:p text:style-name="P32">sep #%00100000<text:tab/>; 8 bit A</text:p>
      <text:p text:style-name="P32">lda $0100<text:tab/><text:tab/>; get our X coord</text:p>
      <text:p text:style-name="P32"><text:s/>ConvertX<text:tab/><text:tab/>; WLA needs a space before a macro name</text:p>
      <text:p text:style-name="P32">sta $210F<text:tab/><text:tab/>; BG2 horz scroll</text:p>
      <text:p text:style-name="P32">xba</text:p>
      <text:p text:style-name="P32">sta $210F<text:tab/><text:tab/>; write 16 bits</text:p>
      <text:p text:style-name="P32"/>
      <text:p text:style-name="P32">;now repeat it, but change $0100 to $0101, and $210F to $2110</text:p>
      <text:p text:style-name="P32">rep #%00100000<text:tab/>; get 16 bit A</text:p>
      <text:p text:style-name="P32">lda #$0000<text:tab/><text:tab/>; empty it</text:p>
      <text:p text:style-name="P32">sep #%00100000<text:tab/>; 8 bit A</text:p>
      <text:p text:style-name="P32">lda $0101<text:tab/><text:tab/>; get our Y coord</text:p>
      <text:p text:style-name="P32"><text:s/>ConvertY<text:tab/><text:tab/>; WLA needs a space before a macro name</text:p>
      <text:p text:style-name="P32">sta $2110<text:tab/><text:tab/>; BG2 vert scroll</text:p>
      <text:p text:style-name="P32">xba</text:p>
      <text:p text:style-name="P32">sta $2110<text:tab/><text:tab/>; write 16 bits</text:p>
      <text:p text:style-name="P1">;--------------------------------------</text:p>
      <text:p text:style-name="P1">ldx #$0000<text:tab/><text:tab/>; reset our counter</text:p>
      <text:p text:style-name="P1">-</text:p>
      <text:p text:style-name="P1">rep #%00100000<text:tab/><text:tab/>; 16 bit A</text:p>
      <text:p text:style-name="P1"><text:soft-page-break/>lda #$0000<text:tab/><text:tab/>; empty it</text:p>
      <text:p text:style-name="P1">sep #%00100000<text:tab/><text:tab/>; 8 bit a</text:p>
      <text:p text:style-name="P1">lda VRAMtable.l,x<text:tab/>; this is a long indexed address, nice : )</text:p>
      <text:p text:style-name="P1">rep #%00100000</text:p>
      <text:p text:style-name="P1">clc</text:p>
      <text:p text:style-name="P1">adc #$4000<text:tab/><text:tab/>; add $4000 to the value</text:p>
      <text:p text:style-name="P1">sta $2116<text:tab/><text:tab/>; write to VRAM from here</text:p>
      <text:p text:style-name="P1">lda #$0000<text:tab/><text:tab/>; reset A while it's still 16 bit</text:p>
      <text:p text:style-name="P1">sep #%00100000<text:tab/><text:tab/>; 8 bit A</text:p>
      <text:p text:style-name="P1">lda $0000,x<text:tab/><text:tab/>; get the corresponding tile from RAM</text:p>
      <text:p text:style-name="P1">; VRAM data write mode is still %10000000</text:p>
      <text:p text:style-name="P1">sta $2118<text:tab/><text:tab/>; write</text:p>
      <text:p text:style-name="P1">stz $2119<text:tab/><text:tab/>; this is the hi-byte</text:p>
      <text:p text:style-name="P1">inx</text:p>
      <text:p text:style-name="P1">cpx #9<text:tab/><text:tab/><text:tab/>; finished?</text:p>
      <text:p text:style-name="P1">bne -<text:tab/><text:tab/><text:tab/>; no, go back</text:p>
      <text:p text:style-name="P1">jmp forever</text:p>
      <text:p text:style-name="P1"/>
      <text:p text:style-name="P1">;--------------------------------------</text:p>
      <text:p text:style-name="P1">.ends</text:p>
      <text:p text:style-name="P1"/>
      <text:p text:style-name="P13"><text:span text:style-name="T35">; Hier endet die Hauptschleife und der ganze MAIN Block</text:span></text:p>
      <text:p text:style-name="P13">; <text:span text:style-name="T35">Das ist alles WLA spezifisch und hat nix mit dem SNES direkt zu tun.</text:span></text:p>
      <text:p text:style-name="P13">; <text:span text:style-name="T35">Tile-Daten einbinden.</text:span></text:p>
      <text:p text:style-name="P32">.bank 1 slot 0<text:tab/><text:tab/>; We'll use bank 1</text:p>
      <text:p text:style-name="P32">.org 0</text:p>
      <text:p text:style-name="P32">.section "Tiledata"</text:p>
      <text:p text:style-name="P32">.include "tiles.inc"<text:tab/>; If you are using your own tiles, replace this</text:p>
      <text:p text:style-name="P32">.ends</text:p>
      <text:p text:style-name="P1"/>
      <text:p text:style-name="P1">.bank 2 slot 0</text:p>
      <text:p text:style-name="P1">.org 0</text:p>
      <text:p text:style-name="P1">.section "Conversiontable"</text:p>
      <text:p text:style-name="P2">VRAMtable:</text:p>
      <text:p text:style-name="P1">.db $00,$02,$04,$40,$42,$44,$80,$82,$84</text:p>
      <text:p text:style-name="P1">.end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8T16:17:31.334434000</meta:creation-date>
    <dc:date>2018-10-28T18:22:01.072919000</dc:date>
    <meta:editing-duration>PT1H48M53S</meta:editing-duration>
    <meta:editing-cycles>51</meta:editing-cycles>
    <meta:generator>LibreOffice/4.3.0.4$MacOSX_x86 LibreOffice_project/62ad5818884a2fc2e5780dd45466868d41009ec0</meta:generator>
    <meta:document-statistic meta:table-count="0" meta:image-count="0" meta:object-count="0" meta:page-count="8" meta:paragraph-count="373" meta:word-count="2390" meta:character-count="12321" meta:non-whitespace-character-count="10102"/>
  </office:meta>
</office:document-meta>
</file>